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83dfd0040" style:family="table" style:master-page-name="ta-mp-0x7f583dfd0040">
      <style:table-properties table:display="true" style:writing-mode="lr-tb"/>
    </style:style>
    <style:style style:name="ta-0x7f583dfd0230" style:family="table" style:master-page-name="ta-mp-0x7f583dfd0230">
      <style:table-properties table:display="true" style:writing-mode="lr-tb"/>
    </style:style>
    <style:style style:name="ta-0x7f583dfd0420" style:family="table" style:master-page-name="ta-mp-0x7f583dfd0420">
      <style:table-properties table:display="true" style:writing-mode="lr-tb"/>
    </style:style>
    <style:style style:name="ta-0x7f583dfd0610" style:family="table" style:master-page-name="ta-mp-0x7f583dfd0610">
      <style:table-properties table:display="true" style:writing-mode="lr-tb"/>
    </style:style>
    <style:style style:name="ta-0x7f583dfd0800" style:family="table" style:master-page-name="ta-mp-0x7f583dfd0800">
      <style:table-properties table:display="true" style:writing-mode="lr-tb"/>
    </style:style>
    <style:style style:name="ta-0x7f583dfd09f0" style:family="table" style:master-page-name="ta-mp-0x7f583dfd0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83dfe1d3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13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11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279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2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0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e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37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0f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f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4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41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42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6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0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1f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e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7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0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19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8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6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24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3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b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d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1a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2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c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36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2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9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0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28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5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d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3c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2f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a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b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38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83dfe15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3dfe1c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2.25pt" style:use-optimal-column-width="true"/>
    </style:style>
    <style:style style:name="ACOL-2" style:family="table-column"/>
    <style:style style:name="ACOL-3" style:family="table-column">
      <style:table-column-properties style:column-width="87.00pt" style:use-optimal-column-width="true"/>
    </style:style>
    <style:style style:name="ACOL-4" style:family="table-column">
      <style:table-column-properties style:column-width="49.50pt" style:use-optimal-column-width="true"/>
    </style:style>
    <style:style style:name="ACOL-5" style:family="table-column">
      <style:table-column-properties style:column-width="72.75pt" style:use-optimal-column-width="true"/>
    </style:style>
    <style:style style:name="ACOL-6" style:family="table-column">
      <style:table-column-properties style:column-width="43.50pt" style:use-optimal-column-width="true"/>
    </style:style>
    <style:style style:name="ACOL-7" style:family="table-column">
      <style:table-column-properties style:column-width="59.25pt" style:use-optimal-column-width="true"/>
    </style:style>
    <style:style style:name="ACOL-8" style:family="table-column">
      <style:table-column-properties style:column-width="58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583de7c47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583de6614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583dfca32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583dfd0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583dfe1d3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583dfe13f0" table:content-validation-name="VAL-0x7f583de7c4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583dfe11a0" table:content-validation-name="VAL-0x7f583de66140" office:value-type="string">
            <text:p>verifyAndChangePassword</text:p>
          </table:table-cell>
          <table:table-cell table:number-columns-repeated="127" table:style-name="Gnumeric-default"/>
        </table:table-row>
        <table:table-row table:style-name="AROW-2">
          <table:table-cell table:style-name="ACE-0x7f583dfe2798" table:content-validation-name="VAL-0x7f583dfca32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583dfe22f8"/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3">
          <gnm:selection gnm:start-col="2" gnm:start-row="13" gnm:end-col="2" gnm:end-row="13"/>
        </gnm:selections>
      </table:table>
      <table:table table:name="MQA1_TestData" table:style-name="ta-0x7f583dfd0230" table:print="false">
        <office:forms form:automatic-focus="false" form:apply-design-mode="false">
          <form:form/>
        </office:forms>
        <table:table-column table:default-cell-style-name="ACE-0x7f583dfe0f50" table:style-name="ACOL-3"/>
        <table:table-column table:default-cell-style-name="ACE-0x7f583dfe0f50" table:style-name="ACOL-4"/>
        <table:table-column table:default-cell-style-name="ACE-0x7f583dfe0f50" table:style-name="ACOL-5"/>
        <table:table-column table:default-cell-style-name="ACE-0x7f583dfe0f50" table:style-name="ACOL-6"/>
        <table:table-column table:default-cell-style-name="ACE-0x7f583dfe0f50" table:style-name="ACOL-7"/>
        <table:table-column table:default-cell-style-name="ACE-0x7f583dfe0f50" table:style-name="ACOL-8"/>
        <table:table-column table:default-cell-style-name="ACE-0x7f583dfe0f50" table:style-name="ACOL-0" table:number-columns-repeated="122"/>
        <table:table-row table:style-name="AROW-2">
          <table:table-cell table:style-name="ACE-0x7f583dfe3eb8" office:value-type="string">
            <text:p>User_Name</text:p>
          </table:table-cell>
          <table:table-cell table:style-name="ACE-0x7f583dfe3fe0" office:value-type="string">
            <text:p>Password</text:p>
          </table:table-cell>
          <table:table-cell table:style-name="ACE-0x7f583dfe4108" office:value-type="string">
            <text:p>PhoneNumber</text:p>
          </table:table-cell>
          <table:table-cell table:style-name="ACE-0x7f583dfe3fe0" office:value-type="string">
            <text:p>PinCode</text:p>
          </table:table-cell>
          <table:table-cell table:style-name="ACE-0x7f583dfe3fe0" office:value-type="string">
            <text:p>First_Name</text:p>
          </table:table-cell>
          <table:table-cell table:style-name="ACE-0x7f583dfe4230" office:value-type="string">
            <text:p>Last_Name</text:p>
          </table:table-cell>
          <table:table-cell table:number-columns-repeated="122" table:style-name="ACE-0x7f583dfe0f50"/>
        </table:table-row>
        <table:table-row table:style-name="AROW-2">
          <table:table-cell table:style-name="ACE-0x7f583dfe37c8" office:value-type="string">
            <text:p>mailtest@id.com</text:p>
          </table:table-cell>
          <table:table-cell table:style-name="ACE-0x7f583dfe3450" office:value-type="float" office:value="123456">
            <text:p>123456</text:p>
          </table:table-cell>
          <table:table-cell table:style-name="ACE-0x7f583dfe3450" office:value-type="float" office:value="9650737221">
            <text:p>9650737221</text:p>
          </table:table-cell>
          <table:table-cell table:style-name="ACE-0x7f583dfe3450" office:value-type="float" office:value="122001">
            <text:p>122001</text:p>
          </table:table-cell>
          <table:table-cell table:style-name="ACE-0x7f583dfe3450" office:value-type="string">
            <text:p>name</text:p>
          </table:table-cell>
          <table:table-cell table:style-name="ACE-0x7f583dfe1640" office:value-type="string">
            <text:p>kumar</text:p>
          </table:table-cell>
          <table:table-cell table:number-columns-repeated="122" table:style-name="ACE-0x7f583dfe0f5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5" gnm:end-row="0"/>
        </gnm:selections>
      </table:table>
      <table:table table:name="MQA2_TestData" table:style-name="ta-0x7f583dfd0420" table:print="false">
        <office:forms form:automatic-focus="false" form:apply-design-mode="false">
          <form:form/>
        </office:forms>
        <table:table-column table:default-cell-style-name="ACE-0x7f583dfe21d0" table:style-name="ACOL-3"/>
        <table:table-column table:default-cell-style-name="ACE-0x7f583dfe21d0" table:style-name="ACOL-4"/>
        <table:table-column table:default-cell-style-name="ACE-0x7f583dfe21d0" table:style-name="ACOL-5"/>
        <table:table-column table:default-cell-style-name="ACE-0x7f583dfe21d0" table:style-name="ACOL-6"/>
        <table:table-column table:default-cell-style-name="ACE-0x7f583dfe21d0" table:style-name="ACOL-7"/>
        <table:table-column table:default-cell-style-name="ACE-0x7f583dfe21d0" table:style-name="ACOL-8"/>
        <table:table-column table:default-cell-style-name="ACE-0x7f583dfe21d0" table:style-name="ACOL-0" table:number-columns-repeated="122"/>
        <table:table-row table:style-name="AROW-2">
          <table:table-cell table:style-name="ACE-0x7f583dfe20a8" office:value-type="string">
            <text:p>User_Name</text:p>
          </table:table-cell>
          <table:table-cell table:style-name="ACE-0x7f583dfe1e58" office:value-type="string">
            <text:p>Password</text:p>
          </table:table-cell>
          <table:table-cell table:style-name="ACE-0x7f583dfe1078" office:value-type="string">
            <text:p>PhoneNumber</text:p>
          </table:table-cell>
          <table:table-cell table:style-name="ACE-0x7f583dfe1e58" office:value-type="string">
            <text:p>PinCode</text:p>
          </table:table-cell>
          <table:table-cell table:style-name="ACE-0x7f583dfe1e58" office:value-type="string">
            <text:p>First_Name</text:p>
          </table:table-cell>
          <table:table-cell table:style-name="ACE-0x7f583dfe19b8" office:value-type="string">
            <text:p>Last_Name</text:p>
          </table:table-cell>
          <table:table-cell table:number-columns-repeated="122" table:style-name="ACE-0x7f583dfe21d0"/>
        </table:table-row>
        <table:table-row table:style-name="AROW-2">
          <table:table-cell table:style-name="ACE-0x7f583dfe1f80" office:value-type="string">
            <text:p>mailtest@id.com</text:p>
          </table:table-cell>
          <table:table-cell table:style-name="ACE-0x7f583dfe1768" office:value-type="float" office:value="123456">
            <text:p>123456</text:p>
          </table:table-cell>
          <table:table-cell table:style-name="ACE-0x7f583dfe1768" office:value-type="float" office:value="9650737221">
            <text:p>9650737221</text:p>
          </table:table-cell>
          <table:table-cell table:style-name="ACE-0x7f583dfe1768" office:value-type="float" office:value="122001">
            <text:p>122001</text:p>
          </table:table-cell>
          <table:table-cell table:style-name="ACE-0x7f583dfe1768" office:value-type="string">
            <text:p>name</text:p>
          </table:table-cell>
          <table:table-cell table:style-name="ACE-0x7f583dfe1890" office:value-type="string">
            <text:p>kumar</text:p>
          </table:table-cell>
          <table:table-cell table:number-columns-repeated="122" table:style-name="ACE-0x7f583dfe21d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583dfd0610" table:print="false">
        <office:forms form:automatic-focus="false" form:apply-design-mode="false">
          <form:form/>
        </office:forms>
        <table:table-column table:default-cell-style-name="ACE-0x7f583dfe2548" table:style-name="ACOL-3"/>
        <table:table-column table:default-cell-style-name="ACE-0x7f583dfe2548" table:style-name="ACOL-4"/>
        <table:table-column table:default-cell-style-name="ACE-0x7f583dfe2548" table:style-name="ACOL-5"/>
        <table:table-column table:default-cell-style-name="ACE-0x7f583dfe2548" table:style-name="ACOL-6"/>
        <table:table-column table:default-cell-style-name="ACE-0x7f583dfe2548" table:style-name="ACOL-7"/>
        <table:table-column table:default-cell-style-name="ACE-0x7f583dfe2548" table:style-name="ACOL-8"/>
        <table:table-column table:default-cell-style-name="ACE-0x7f583dfe2548" table:style-name="ACOL-0" table:number-columns-repeated="122"/>
        <table:table-row table:style-name="AROW-2">
          <table:table-cell table:style-name="ACE-0x7f583dfe2670" office:value-type="string">
            <text:p>User_Name</text:p>
          </table:table-cell>
          <table:table-cell table:style-name="ACE-0x7f583dfe3328" office:value-type="string">
            <text:p>Password</text:p>
          </table:table-cell>
          <table:table-cell table:style-name="ACE-0x7f583dfe2d60" office:value-type="string">
            <text:p>PhoneNumber</text:p>
          </table:table-cell>
          <table:table-cell table:style-name="ACE-0x7f583dfe3328" office:value-type="string">
            <text:p>PinCode</text:p>
          </table:table-cell>
          <table:table-cell table:style-name="ACE-0x7f583dfe3328" office:value-type="string">
            <text:p>First_Name</text:p>
          </table:table-cell>
          <table:table-cell table:style-name="ACE-0x7f583dfe1ae0" office:value-type="string">
            <text:p>Last_Name</text:p>
          </table:table-cell>
          <table:table-cell table:number-columns-repeated="122" table:style-name="ACE-0x7f583dfe2548"/>
        </table:table-row>
        <table:table-row table:style-name="AROW-2">
          <table:table-cell table:style-name="ACE-0x7f583dfe2420" office:value-type="string">
            <text:p>mailtest@id.com</text:p>
          </table:table-cell>
          <table:table-cell table:style-name="ACE-0x7f583dfe2b10" office:value-type="float" office:value="123456">
            <text:p>123456</text:p>
          </table:table-cell>
          <table:table-cell table:style-name="ACE-0x7f583dfe2b10" office:value-type="float" office:value="9650737221">
            <text:p>9650737221</text:p>
          </table:table-cell>
          <table:table-cell table:style-name="ACE-0x7f583dfe2b10" office:value-type="float" office:value="122001">
            <text:p>122001</text:p>
          </table:table-cell>
          <table:table-cell table:style-name="ACE-0x7f583dfe2b10" office:value-type="string">
            <text:p>name</text:p>
          </table:table-cell>
          <table:table-cell table:style-name="ACE-0x7f583dfe3200" office:value-type="string">
            <text:p>kumar</text:p>
          </table:table-cell>
          <table:table-cell table:number-columns-repeated="122" table:style-name="ACE-0x7f583dfe254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583dfd0800" table:print="false">
        <office:forms form:automatic-focus="false" form:apply-design-mode="false">
          <form:form/>
        </office:forms>
        <table:table-column table:default-cell-style-name="ACE-0x7f583dfe2e88" table:style-name="ACOL-3"/>
        <table:table-column table:default-cell-style-name="ACE-0x7f583dfe2e88" table:style-name="ACOL-4"/>
        <table:table-column table:default-cell-style-name="ACE-0x7f583dfe2e88" table:style-name="ACOL-5"/>
        <table:table-column table:default-cell-style-name="ACE-0x7f583dfe2e88" table:style-name="ACOL-6"/>
        <table:table-column table:default-cell-style-name="ACE-0x7f583dfe2e88" table:style-name="ACOL-7"/>
        <table:table-column table:default-cell-style-name="ACE-0x7f583dfe2e88" table:style-name="ACOL-8"/>
        <table:table-column table:default-cell-style-name="ACE-0x7f583dfe2e88" table:style-name="ACOL-0" table:number-columns-repeated="122"/>
        <table:table-row table:style-name="AROW-2">
          <table:table-cell table:style-name="ACE-0x7f583dfe2c38" office:value-type="string">
            <text:p>User_Name</text:p>
          </table:table-cell>
          <table:table-cell table:style-name="ACE-0x7f583dfe12c8" office:value-type="string">
            <text:p>Password</text:p>
          </table:table-cell>
          <table:table-cell table:style-name="ACE-0x7f583dfe30d8" office:value-type="string">
            <text:p>PhoneNumber</text:p>
          </table:table-cell>
          <table:table-cell table:style-name="ACE-0x7f583dfe12c8" office:value-type="string">
            <text:p>PinCode</text:p>
          </table:table-cell>
          <table:table-cell table:style-name="ACE-0x7f583dfe12c8" office:value-type="string">
            <text:p>First_Name</text:p>
          </table:table-cell>
          <table:table-cell table:style-name="ACE-0x7f583dfe28c0" office:value-type="string">
            <text:p>Last_Name</text:p>
          </table:table-cell>
          <table:table-cell table:number-columns-repeated="122" table:style-name="ACE-0x7f583dfe2e88"/>
        </table:table-row>
        <table:table-row table:style-name="AROW-2">
          <table:table-cell table:style-name="ACE-0x7f583dfe36a0" office:value-type="string">
            <text:p>mailtest@id.com</text:p>
          </table:table-cell>
          <table:table-cell table:style-name="ACE-0x7f583dfe29e8" office:value-type="float" office:value="123456">
            <text:p>123456</text:p>
          </table:table-cell>
          <table:table-cell table:style-name="ACE-0x7f583dfe29e8" office:value-type="float" office:value="9650737221">
            <text:p>9650737221</text:p>
          </table:table-cell>
          <table:table-cell table:style-name="ACE-0x7f583dfe29e8" office:value-type="float" office:value="122001">
            <text:p>122001</text:p>
          </table:table-cell>
          <table:table-cell table:style-name="ACE-0x7f583dfe29e8" office:value-type="string">
            <text:p>name</text:p>
          </table:table-cell>
          <table:table-cell table:style-name="ACE-0x7f583dfe3578" office:value-type="string">
            <text:p>kumar</text:p>
          </table:table-cell>
          <table:table-cell table:number-columns-repeated="122" table:style-name="ACE-0x7f583dfe2e8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583dfd09f0" table:print="false">
        <office:forms form:automatic-focus="false" form:apply-design-mode="false">
          <form:form/>
        </office:forms>
        <table:table-column table:default-cell-style-name="ACE-0x7f583dfe2fb0" table:style-name="ACOL-3"/>
        <table:table-column table:default-cell-style-name="ACE-0x7f583dfe2fb0" table:style-name="ACOL-4"/>
        <table:table-column table:default-cell-style-name="ACE-0x7f583dfe2fb0" table:style-name="ACOL-5"/>
        <table:table-column table:default-cell-style-name="ACE-0x7f583dfe2fb0" table:style-name="ACOL-6"/>
        <table:table-column table:default-cell-style-name="ACE-0x7f583dfe2fb0" table:style-name="ACOL-7"/>
        <table:table-column table:default-cell-style-name="ACE-0x7f583dfe2fb0" table:style-name="ACOL-8"/>
        <table:table-column table:default-cell-style-name="ACE-0x7f583dfe2fb0" table:style-name="ACOL-0" table:number-columns-repeated="122"/>
        <table:table-row table:style-name="AROW-2">
          <table:table-cell table:style-name="ACE-0x7f583dfe3d90" office:value-type="string">
            <text:p>User_Name</text:p>
          </table:table-cell>
          <table:table-cell table:style-name="ACE-0x7f583dfe3a18" office:value-type="string">
            <text:p>Password</text:p>
          </table:table-cell>
          <table:table-cell table:style-name="ACE-0x7f583dfe38f0" office:value-type="string">
            <text:p>PhoneNumber</text:p>
          </table:table-cell>
          <table:table-cell table:style-name="ACE-0x7f583dfe3a18" office:value-type="string">
            <text:p>PinCode</text:p>
          </table:table-cell>
          <table:table-cell table:style-name="ACE-0x7f583dfe3a18" office:value-type="string">
            <text:p>First_Name</text:p>
          </table:table-cell>
          <table:table-cell table:style-name="ACE-0x7f583dfe1518" office:value-type="string">
            <text:p>Last_Name</text:p>
          </table:table-cell>
          <table:table-cell table:number-columns-repeated="122" table:style-name="ACE-0x7f583dfe2fb0"/>
        </table:table-row>
        <table:table-row table:style-name="AROW-2">
          <table:table-cell table:style-name="ACE-0x7f583dfe3c68" office:value-type="string">
            <text:p>mailtest@id.com</text:p>
          </table:table-cell>
          <table:table-cell table:style-name="ACE-0x7f583dfe3b40" office:value-type="float" office:value="123456">
            <text:p>123456</text:p>
          </table:table-cell>
          <table:table-cell table:style-name="ACE-0x7f583dfe3b40" office:value-type="float" office:value="9650737221">
            <text:p>9650737221</text:p>
          </table:table-cell>
          <table:table-cell table:style-name="ACE-0x7f583dfe3b40" office:value-type="float" office:value="122001">
            <text:p>122001</text:p>
          </table:table-cell>
          <table:table-cell table:style-name="ACE-0x7f583dfe3b40" office:value-type="string">
            <text:p>name</text:p>
          </table:table-cell>
          <table:table-cell table:style-name="ACE-0x7f583dfe1c08" office:value-type="string">
            <text:p>kumar</text:p>
          </table:table-cell>
          <table:table-cell table:number-columns-repeated="122" table:style-name="ACE-0x7f583dfe2fb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83dfcff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83dfcc8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83e710b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83e782e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83e7af2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83e7d6b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83dfd0040" style:display-name="TestCase" style:page-layout-name="pl-0x7f583dfcff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3dfd0230" style:display-name="MQA1_TestData" style:page-layout-name="pl-0x7f583dfcc8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3dfd0420" style:display-name="MQA2_TestData" style:page-layout-name="pl-0x7f583e710b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3dfd0610" style:display-name="MQA3_TestData" style:page-layout-name="pl-0x7f583e782e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3dfd0800" style:display-name="MQA4_TestData" style:page-layout-name="pl-0x7f583e7af2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3dfd09f0" style:display-name="MQA5_TestData" style:page-layout-name="pl-0x7f583e7d6b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13:5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